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4" svg:font-family="Helvetica" style:font-family-generic="swiss"/>
    <style:font-face style:name="Courier New2" svg:font-family="'Courier New'" style:font-pitch="fixed"/>
    <style:font-face style:name="Helvetica5" svg:font-family="Helvetica" style:font-pitch="fixed"/>
    <style:font-face style:name="Courier3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2" svg:font-family="Courier" style:font-family-generic="modern" style:font-pitch="variable"/>
    <style:font-face style:name="Courier New" svg:font-family="'Courier New'" style:font-family-generic="modern" style:font-pitch="variable"/>
    <style:font-face style:name="Helvetica2" svg:font-family="Helvetica" style:font-family-generic="moder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3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fo:min-height="11.6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8" style:family="graphic" style:parent-style-name="standard">
      <style:graphic-properties fo:min-height="13.822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898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535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72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fo:min-height="3.243cm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876cm" fo:min-width="0cm" fo:padding-top="0.128cm" fo:padding-bottom="0.128cm" fo:padding-left="0.256cm" fo:padding-right="0.256cm" draw:shadow="hidden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23cm" fo:min-width="0cm" fo:padding-top="0.128cm" fo:padding-bottom="0.128cm" fo:padding-left="0.256cm" fo:padding-right="0.256cm" draw:shadow="hidden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line-height="96%" fo:text-indent="0cm"/>
    </style:style>
    <style:style style:name="P8" style:family="paragraph">
      <style:paragraph-properties fo:margin-left="0.313cm" fo:margin-right="0cm" fo:line-height="103%" fo:text-indent="-0.313cm"/>
    </style:style>
    <style:style style:name="P9" style:family="paragraph">
      <style:paragraph-properties fo:margin-left="0.313cm" fo:margin-right="0cm" fo:line-height="100%" fo:text-indent="-0.313cm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line-height="96%" fo:text-indent="0cm" style:writing-mode="lr-tb"/>
      <style:text-properties fo:font-size="18pt"/>
    </style:style>
    <style:style style:name="P13" style:family="paragraph">
      <style:paragraph-properties fo:margin-left="0.313cm" fo:margin-right="0cm" fo:line-height="103%" fo:text-indent="-0.313cm"/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313cm" fo:margin-right="0cm" fo:line-height="99%" fo:text-indent="-0.313cm"/>
    </style:style>
    <style:style style:name="P16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8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19" style:family="paragraph">
      <style:paragraph-properties fo:margin-left="0.313cm" fo:margin-right="0cm" fo:line-height="91%" fo:text-indent="-0.313cm"/>
    </style:style>
    <style:style style:name="P20" style:family="paragraph">
      <style:paragraph-properties fo:margin-left="0.313cm" fo:margin-right="0cm" fo:line-height="91%" fo:text-indent="-0.313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1" style:family="paragraph">
      <style:paragraph-properties fo:margin-left="0.62cm" fo:margin-right="0cm" fo:line-height="91%" fo:text-indent="-0.3cm"/>
    </style:style>
    <style:style style:name="P22" style:family="paragraph">
      <style:paragraph-properties fo:margin-left="0.62cm" fo:margin-right="0cm" fo:line-height="99%" fo:text-indent="-0.3cm"/>
    </style:style>
    <style:style style:name="P23" style:family="paragraph">
      <loext:graphic-properties draw:fill="none" draw:fill-color="#ffffff"/>
      <style:paragraph-properties fo:margin-left="0cm" fo:margin-right="0cm" fo:line-height="96%" fo:text-indent="0cm" style:writing-mode="lr-tb"/>
    </style:style>
    <style:style style:name="P24" style:family="paragraph">
      <style:paragraph-properties fo:margin-left="1.24cm" fo:margin-right="0cm" fo:line-height="99%" fo:text-indent="0cm"/>
    </style:style>
    <style:style style:name="P25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6pt" style:font-size-asian="16pt" style:font-size-complex="16pt"/>
    </style:style>
    <style:style style:name="P26" style:family="paragraph">
      <style:paragraph-properties fo:margin-left="0.313cm" fo:margin-right="0cm" fo:line-height="99%" fo:text-indent="-0.313cm"/>
      <style:text-properties style:font-name="Courier New1"/>
    </style:style>
    <style:style style:name="P27" style:family="paragraph">
      <style:paragraph-properties fo:margin-left="1.24cm" fo:margin-right="0cm" fo:line-height="99%" fo:text-indent="-0.3cm"/>
    </style:style>
    <style:style style:name="P28" style:family="paragraph">
      <style:paragraph-properties fo:margin-left="0.313cm" fo:margin-right="0cm" fo:line-height="101%" fo:text-indent="-0.313cm"/>
    </style:style>
    <style:style style:name="P29" style:family="paragraph">
      <style:paragraph-properties fo:margin-left="1.24cm" fo:margin-right="0cm" fo:line-height="101%" fo:text-indent="-0.3cm"/>
    </style:style>
    <style:style style:name="P30" style:family="paragraph">
      <style:paragraph-properties fo:margin-left="0.313cm" fo:margin-right="0cm" fo:line-height="102%" fo:text-indent="-0.313cm"/>
    </style:style>
    <style:style style:name="P31" style:family="paragraph">
      <style:paragraph-properties fo:margin-left="1.24cm" fo:margin-right="0cm" fo:line-height="103%" fo:text-indent="-0.3cm"/>
    </style:style>
    <style:style style:name="P32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1" fo:language="en" fo:country="GB" style:font-name-asian="Gothic" style:font-name-complex="Gothic"/>
    </style:style>
    <style:style style:name="T2" style:family="text">
      <style:text-properties fo:color="#000000" style:font-name="Helvetica1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1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fo:color="#000000" style:font-name="Helvetica1" fo:font-size="14pt" fo:language="en" fo:country="GB" style:font-name-asian="Gothic" style:font-size-asian="14pt" style:font-name-complex="Gothic" style:font-size-complex="14pt"/>
    </style:style>
    <style:style style:name="T6" style:family="text">
      <style:text-properties style:font-name="Helvetica1" fo:font-size="18pt" fo:language="en" fo:country="GB" style:font-name-asian="Gothic" style:font-size-asian="18pt" style:font-name-complex="Gothic" style:font-size-complex="18pt"/>
    </style:style>
    <style:style style:name="T7" style:family="text">
      <style:text-properties style:font-name="Helvetica1" fo:font-size="14pt" fo:language="en" fo:country="GB" style:font-name-asian="Gothic" style:font-size-asian="14pt" style:font-name-complex="Gothic" style:font-size-complex="14pt"/>
    </style:style>
    <style:style style:name="T8" style:family="text">
      <style:text-properties fo:color="#292929" style:font-name="Helvetica1" fo:font-size="18pt" fo:language="en" fo:country="GB" style:font-name-asian="Gothic" style:font-name-complex="Gothic"/>
    </style:style>
    <style:style style:name="T9" style:family="text">
      <style:text-properties fo:color="#000000" style:font-name="Courier3" fo:font-size="18pt" fo:language="en" fo:country="GB" style:font-name-asian="Gothic" style:font-size-asian="18pt" style:font-name-complex="Gothic" style:font-size-complex="18pt"/>
    </style:style>
    <style:style style:name="T10" style:family="text">
      <style:text-properties style:font-name="Courier1" fo:font-size="18pt" fo:language="en" fo:country="GB" style:font-name-asian="Gothic" style:font-size-asian="18pt" style:font-name-complex="Gothic" style:font-size-complex="18pt"/>
    </style:style>
    <style:style style:name="T11" style:family="text">
      <style:text-properties style:font-name="Courier3" fo:font-size="18pt" fo:language="en" fo:country="GB" style:font-name-asian="Gothic" style:font-size-asian="18pt" style:font-name-complex="Gothic" style:font-size-complex="18pt"/>
    </style:style>
    <style:style style:name="T12" style:family="text">
      <style:text-properties fo:color="#000000" style:font-name="Courier1" fo:font-size="18pt" fo:language="en" fo:country="GB" style:font-name-asian="Gothic" style:font-size-asian="18pt" style:font-name-complex="Gothic" style:font-size-complex="18pt"/>
    </style:style>
    <style:style style:name="T13" style:family="text">
      <style:text-properties fo:color="#000000" style:font-name="Helvetica1" fo:font-size="18pt" fo:language="en" fo:country="GB" fo:font-style="italic" style:font-name-asian="Gothic" style:font-size-asian="18pt" style:font-name-complex="Gothic" style:font-size-complex="18pt"/>
    </style:style>
    <style:style style:name="T14" style:family="text">
      <style:text-properties fo:color="#292929" style:font-name="Helvetica1" fo:font-size="18pt" fo:language="en" fo:country="GB" style:font-name-asian="Gothic" style:font-size-asian="18pt" style:font-name-complex="Gothic" style:font-size-complex="18pt"/>
    </style:style>
    <style:style style:name="T15" style:family="text">
      <style:text-properties fo:color="#000000" style:font-name="Helvetica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6" style:family="text">
      <style:text-properties fo:color="#000000" style:font-name="Helvetica1" fo:font-size="8pt" fo:language="en" fo:country="GB" style:font-name-asian="Gothic" style:font-size-asian="8pt" style:font-name-complex="Gothic" style:font-size-complex="8pt"/>
    </style:style>
    <style:style style:name="T17" style:family="text">
      <style:text-properties style:font-name="Courier1" fo:font-size="18pt" fo:language="en" fo:country="GB" fo:font-weight="bold" style:font-name-asian="Gothic" style:font-size-asian="18pt" style:font-name-complex="Gothic" style:font-size-complex="18pt"/>
    </style:style>
    <style:style style:name="T18" style:family="text">
      <style:text-properties fo:color="#000000" style:font-name="Helvetica4" fo:font-size="18pt" fo:language="en" fo:country="GB" style:font-name-asian="Gothic" style:font-size-asian="18pt" style:font-name-complex="Gothic" style:font-size-complex="18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ourier3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font-name="Courier3" fo:font-size="16pt" fo:language="en" fo:country="GB" style:font-name-asian="Gothic" style:font-size-asian="16pt" style:font-name-complex="Gothic" style:font-size-complex="16pt"/>
    </style:style>
    <style:style style:name="T22" style:family="text">
      <style:text-properties fo:color="#000000" style:font-name="Helvetica1" fo:font-size="16pt" fo:language="en" fo:country="GB" style:font-name-asian="Gothic" style:font-size-asian="16pt" style:font-name-complex="Gothic" style:font-size-complex="16pt"/>
    </style:style>
    <style:style style:name="T23" style:family="text">
      <style:text-properties fo:color="#000000" style:font-name="Helvetica1" fo:font-size="16pt" fo:language="en" fo:country="GB" fo:font-style="italic" fo:font-weight="normal" style:font-name-asian="Gothic" style:font-size-asian="16pt" style:font-style-asian="italic" style:font-weight-asian="normal" style:font-name-complex="Gothic" style:font-size-complex="16pt" style:font-style-complex="italic" style:font-weight-complex="normal"/>
    </style:style>
    <style:style style:name="T24" style:family="text">
      <style:text-properties fo:color="#000000" style:font-name="Helvetica1" fo:font-size="16pt" fo:language="en" fo:country="GB" fo:font-style="italic" fo:font-weight="bold" style:font-name-asian="Gothic" style:font-size-asian="16pt" style:font-style-asian="italic" style:font-weight-asian="bold" style:font-name-complex="Gothic" style:font-size-complex="16pt" style:font-style-complex="italic" style:font-weight-complex="bold"/>
    </style:style>
    <style:style style:name="T25" style:family="text">
      <style:text-properties fo:color="#000000" style:font-name="Courier1" fo:font-size="18pt" fo:language="en" fo:country="GB" fo:font-weight="bold" style:font-name-asian="Gothic" style:font-size-asian="18pt" style:font-name-complex="Gothic" style:font-size-complex="18pt"/>
    </style:style>
    <style:style style:name="T26" style:family="text">
      <style:text-properties fo:color="#000000" style:font-name="Courier New1" fo:font-size="16pt" fo:language="en" fo:country="GB" style:font-name-asian="Gothic" style:font-size-asian="16pt" style:font-name-complex="Gothic" style:font-size-complex="16pt"/>
    </style:style>
    <style:style style:name="T27" style:family="text">
      <style:text-properties style:font-name="Courier New1" fo:font-size="16pt" fo:language="en" fo:country="GB" style:font-name-asian="Gothic" style:font-size-asian="16pt" style:font-name-complex="Gothic" style:font-size-complex="16pt"/>
    </style:style>
    <style:style style:name="T28" style:family="text">
      <style:text-properties fo:color="#000000" style:font-name="Helvetica1" fo:font-size="18pt" fo:language="en" fo:country="GB" fo:font-weight="bold" style:font-name-asian="Gothic" style:font-size-asian="18pt" style:font-name-complex="Gothic" style:font-size-complex="18pt"/>
    </style:style>
    <style:style style:name="T29" style:family="text">
      <style:text-properties fo:color="#000000" style:font-name="Courier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30" style:family="text">
      <style:text-properties fo:color="#000000" style:font-name="Helvetica1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Literatu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layer="layout" svg:width="20.478cm" svg:height="11.915cm" svg:x="4.022cm" svg:y="3.175cm">
          <draw:text-box>
            <text:list text:style-name="L1">
              <text:list-item>
                <text:p text:style-name="P8"><text:span text:style-name="T4">von Studenten empfohlen</text:span></text:p>
                <text:list>
                  <text:list-item>
                    <text:p text:style-name="P8"><text:span text:style-name="T4"><text:s/></text:span><text:span text:style-name="T4">Helmut Erlenkötter: C Programmieren von Anfang an</text:span></text:p>
                  </text:list-item>
                  <text:list-item>
                    <text:p text:style-name="P8"><text:span text:style-name="T4"><text:s/>“</text:span><text:span text:style-name="T4">ANSI C for Programmers on UNIX Systems”,</text:span><text:span text:style-name="T4"><text:line-break/></text:span><text:span text:style-name="T5">http://www-h.eng.cam.ac.uk/help/tpl/languages/C/teaching_C/</text:span></text:p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Standardwerk:</text:span></text:p>
                <text:list>
                  <text:list-item>
                    <text:p text:style-name="P9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9"><text:span text:style-name="T4"><text:s/></text:span><text:span text:style-name="T4">auf Deutsch: Programmieren in C</text:span></text:p>
                  </text:list-item>
                </text:list>
              </text:list-item>
            </text:list>
            <text:p text:style-name="P9"><text:span text:style-name="T4"/></text:p>
            <text:p text:style-name="P9"><text:span text:style-name="T4">Das Buch “Grundlagen der Informatik” hat auch einen C Abschnitt.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8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Handling von Variablen</text:span></text:p>
            </draw:rect>
          </draw:g>
        </draw:g>
        <draw:frame draw:style-name="gr5" draw:text-style-name="P12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13" draw:layer="layout" svg:width="20.478cm" svg:height="14.078cm" svg:x="4.022cm" svg:y="3.175cm">
          <draw:text-box>
            <text:list text:style-name="L1">
              <text:list-item>
                <text:p text:style-name="P8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Stackmodell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Parameterübergabe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Rückgabewert auf Stack</text:span></text:p>
              </text:list-item>
            </text:list>
            <text:p text:style-name="P9"><text:span text:style-name="T4"/></text:p>
            <text:list text:continue-numbering="true" text:style-name="L1">
              <text:list-item>
                <text:p text:style-name="P9"><text:span text:style-name="T4">Rücksprungadresse auch auf Stack!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14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cpp, der Prä-Prozesso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9" draw:text-style-name="P3" draw:layer="layout" svg:width="20.478cm" svg:height="13.132cm" svg:x="4.022cm" svg:y="3.175cm">
          <draw:text-box>
            <text:list text:style-name="L1">
              <text:list-item>
                <text:p text:style-name="P8"><text:span text:style-name="T4">Definition / Ersetzung</text:span><text:span text:style-name="T4"><text:line-break/></text:span><text:span text:style-name="T4"><text:line-break/></text:span><text:span text:style-name="T9">#define kuerzel irgend_ein_langer_text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Test</text:span><text:span text:style-name="T4"><text:line-break/></text:span><text:span text:style-name="T4"><text:line-break/></text:span><text:span text:style-name="T9">#ifdef kuerzel</text:span><text:span text:style-name="T9"><text:line-break/></text:span><text:span text:style-name="T9">...</text:span><text:span text:style-name="T11"><text:line-break/></text:span><text:span text:style-name="T11">#endif</text:span></text:p>
              </text:list-item>
            </text:list>
            <text:p text:style-name="P9"><text:span text:style-name="T10"/></text:p>
            <text:list text:continue-numbering="true" text:style-name="L1">
              <text:list-item>
                <text:p text:style-name="P9"><text:span text:style-name="T4">Inklusion</text:span><text:span text:style-name="T4"><text:line-break/></text:span><text:span text:style-name="T12"><text:line-break/></text:span><text:span text:style-name="T9">#include &lt;namen_einer_anderen_datei.txt&gt;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8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Einfache Deklarationen</text:span></text:p>
            </draw:rect>
          </draw:g>
        </draw:g>
        <draw:frame draw:style-name="gr5" draw:text-style-name="P12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16" draw:layer="layout" svg:width="20.478cm" svg:height="14.154cm" svg:x="4.022cm" svg:y="3.175cm">
          <draw:text-box>
            <text:list text:style-name="L1">
              <text:list-item>
                <text:p text:style-name="P8"><text:span text:style-name="T4">Einfache Typen:</text:span><text:span text:style-name="T4"><text:line-break/></text:span><text:span text:style-name="T4"><text:line-break/></text:span><text:span text:style-name="T12">int, char, long, ...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Deklaration:</text:span><text:span text:style-name="T4"><text:line-break/></text:span><text:span text:style-name="T4"><text:line-break/></text:span><text:span text:style-name="T10">int zahl;</text:span><text:span text:style-name="T10"><text:line-break/></text:span><text:span text:style-name="T10">char buchstabe;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Funktionsdefinition:</text:span><text:span text:style-name="T4"><text:line-break/></text:span><text:span text:style-name="T12"><text:line-break/></text:span><text:span text:style-name="T12">int</text:span><text:span text:style-name="T10"> f(int z) { return z + z; }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Parameterübergabe </text:span><text:span text:style-name="T13">immer</text:span><text:span text:style-name="T4"> “by value” auf dem Stack:</text:span><text:span text:style-name="T4"><text:line-break/></text:span><text:span text:style-name="T12"><text:line-break/></text:span><text:span text:style-name="T10">f(zahl)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14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7" draw:layer="layout" svg:width="18.998cm" svg:height="1.307cm" draw:transform="rotate (1.5707963267949) translate (0.794cm 19.024cm)">
          <draw:text-box>
            <text:p text:style-name="P2"><text:span text:style-name="T14">MAS: Betriebssysteme - C Crashkurs</text:span></text:p>
          </draw:text-box>
        </draw:frame>
        <draw:g>
          <draw:rect draw:style-name="gr3" draw:text-style-name="P4" draw:layer="layout" svg:width="4.075cm" svg:height="1.592cm" svg:x="11.086cm" svg:y="0.472cm" draw:corner-radius="0.004cm">
            <text:p/>
          </draw:rect>
          <draw:g>
            <draw:rect draw:style-name="gr3" draw:text-style-name="P4" draw:layer="layout" svg:width="4.083cm" svg:height="1.592cm" svg:x="11.082cm" svg:y="0.472cm" draw:corner-radius="0.004cm">
              <text:p/>
            </draw:rect>
            <draw:rect draw:style-name="gr4" draw:text-style-name="P6" draw:layer="layout" svg:width="4.081cm" svg:height="1.59cm" svg:x="11.083cm" svg:y="0.473cm">
              <text:p text:style-name="P5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1" draw:text-style-name="P3" draw:layer="layout" svg:width="20.478cm" svg:height="15.791cm" svg:x="4.022cm" svg:y="3.175cm">
          <draw:text-box>
            <text:list text:style-name="L1">
              <text:list-item>
                <text:p text:style-name="P8"><text:span text:style-name="T4">Pointer:</text:span><text:span text:style-name="T4"><text:line-break/></text:span><text:span text:style-name="T4"><text:line-break/></text:span><text:span text:style-name="T12">int*, char*, long*, ...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18"><text:span text:style-name="T4">Deklaration</text:span><text:span text:style-name="T4"><text:line-break/></text:span><text:span text:style-name="T4"><text:line-break/></text:span><text:span text:style-name="T10">int* <text:s/>zahl_p;</text:span><text:span text:style-name="T10"><text:line-break/></text:span><text:span text:style-name="T10">char* buchstaben_p;</text:span><text:span text:style-name="T10"><text:tab/></text:span><text:span text:style-name="T10"><text:tab/></text:span><text:span text:style-name="T10">/* oft ein Pointer auf</text:span></text:p>
              </text:list-item>
            </text:list>
            <text:p text:style-name="P9"><text:span text:style-name="T10"><text:s text:c="28"/></text:span><text:span text:style-name="T10">einen String! <text:s text:c="6"/>*/</text:span></text:p>
            <text:list text:continue-numbering="true" text:style-name="L1">
              <text:list-item>
                <text:p text:style-name="P9"><text:span text:style-name="T4">Funktionsdeklaration:</text:span><text:span text:style-name="T4"><text:line-break/></text:span><text:span text:style-name="T12"><text:line-break/></text:span><text:span text:style-name="T10">void f(int* z_p)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Übergeben wird </text:span><text:span text:style-name="T13">immer</text:span><text:span text:style-name="T4"> Wert (d.h. hier wird </text:span><text:span text:style-name="T15">Adresse</text:span><text:span text:style-name="T4"> als </text:span><text:span text:style-name="T13">Wert </text:span><text:span text:style-name="T4">übergeben):</text:span><text:span text:style-name="T4"><text:line-break/></text:span><text:span text:style-name="T12"><text:line-break/></text:span><text:span text:style-name="T10">f(zahl_p);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577cm" svg:height="1.592cm" svg:x="8.837cm" svg:y="0.472cm" draw:corner-radius="0.004cm">
            <text:p/>
          </draw:rect>
          <draw:g>
            <draw:rect draw:style-name="gr3" draw:text-style-name="P4" draw:layer="layout" svg:width="8.608cm" svg:height="1.592cm" svg:x="8.824cm" svg:y="0.472cm" draw:corner-radius="0.004cm">
              <text:p/>
            </draw:rect>
            <draw:rect draw:style-name="gr4" draw:text-style-name="P6" draw:layer="layout" svg:width="8.606cm" svg:height="1.59cm" svg:x="8.825cm" svg:y="0.473cm">
              <text:p text:style-name="P5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2" draw:text-style-name="P3" draw:layer="layout" svg:width="20.478cm" svg:height="15.928cm" svg:x="4.022cm" svg:y="3.175cm">
          <draw:text-box>
            <text:list text:style-name="L1">
              <text:list-item>
                <text:p text:style-name="P8"><text:span text:style-name="T4">mehrere Bedeutungen des Stern Operators</text:span></text:p>
                <text:p text:style-name="P8"><text:span text:style-name="T16"/></text:p>
              </text:list-item>
              <text:list-item>
                <text:p text:style-name="P9"><text:span text:style-name="T4">Deklaration eines Pointers:</text:span><text:span text:style-name="T4"><text:line-break/></text:span><text:span text:style-name="T4"><text:line-break/></text:span><text:span text:style-name="T4">char</text:span><text:span text:style-name="T10">* buchstaben_p = "p";</text:span><text:span text:style-name="T10"><text:line-break/></text:span><text:span text:style-name="T10"><text:line-break/></text:span><text:span text:style-name="T6">(Achtung: String!)</text:span><text:span text:style-name="T10"><text:line-break/></text:span><text:span text:style-name="T10"/></text:p>
              </text:list-item>
              <text:list-item>
                <text:p text:style-name="P9"><text:span text:style-name="T4">Dereferenzierung:</text:span><text:span text:style-name="T4"><text:line-break/></text:span><text:span text:style-name="T4"><text:line-break/></text:span><text:span text:style-name="T4">char</text:span><text:span text:style-name="T10"> buchstabe;</text:span><text:span text:style-name="T10"><text:line-break/></text:span><text:span text:style-name="T10">buchstabe = *</text:span><text:span text:style-name="T17">buchstaben_p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577cm" svg:height="1.592cm" svg:x="8.837cm" svg:y="0.472cm" draw:corner-radius="0.004cm">
            <text:p/>
          </draw:rect>
          <draw:g>
            <draw:rect draw:style-name="gr3" draw:text-style-name="P4" draw:layer="layout" svg:width="8.608cm" svg:height="1.592cm" svg:x="8.824cm" svg:y="0.472cm" draw:corner-radius="0.004cm">
              <text:p/>
            </draw:rect>
            <draw:rect draw:style-name="gr4" draw:text-style-name="P6" draw:layer="layout" svg:width="8.606cm" svg:height="1.59cm" svg:x="8.825cm" svg:y="0.473cm">
              <text:p text:style-name="P5"><text:span text:style-name="T2">Operatoren Reihenfolg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2" draw:text-style-name="P3" draw:layer="layout" svg:width="20.478cm" svg:height="15.928cm" svg:x="4.022cm" svg:y="3.175cm">
          <draw:text-box>
            <text:list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10">for(;*to++ = *from++;);</text:span><text:span text:style-name="T10"><text:line-break/></text:span><text:span text:style-name="T10"><text:line-break/></text:span><text:span text:style-name="T10">“++” </text:span><text:span text:style-name="T4">bindet stärker als </text:span><text:span text:style-name="T12">“*”</text:span><text:span text:style-name="T12"><text:line-break/></text:span><text:span text:style-name="T12">“++” </text:span><text:span text:style-name="T18">ist ein Postinkrement: gib Wert zurück, erhöht</text:span><text:span text:style-name="T12"> </text:span></text:p>
              </text:list-item>
            </text:list>
            <text:p text:style-name="P15"/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7.581cm" svg:height="1.592cm" svg:x="9.335cm" svg:y="0.472cm" draw:corner-radius="0.004cm">
            <text:p/>
          </draw:rect>
          <draw:g>
            <draw:rect draw:style-name="gr3" draw:text-style-name="P4" draw:layer="layout" svg:width="7.602cm" svg:height="1.592cm" svg:x="9.327cm" svg:y="0.472cm" draw:corner-radius="0.004cm">
              <text:p/>
            </draw:rect>
            <draw:rect draw:style-name="gr4" draw:text-style-name="P6" draw:layer="layout" svg:width="7.6cm" svg:height="1.59cm" svg:x="9.328cm" svg:y="0.473cm">
              <text:p text:style-name="P5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3" draw:text-style-name="P3" draw:layer="layout" svg:width="20.478cm" svg:height="16.541cm" svg:x="4.022cm" svg:y="3.175cm">
          <draw:text-box>
            <text:list text:style-name="L1">
              <text:list-item>
                <text:p text:style-name="P8"><text:span text:style-name="T4">Operator "&amp;":</text:span><text:span text:style-name="T4"><text:line-break/></text:span><text:span text:style-name="T4"><text:line-break/></text:span><text:span text:style-name="T12">int z;</text:span><text:span text:style-name="T12"><text:line-break/></text:span><text:span text:style-name="T12">int* z_p;</text:span><text:span text:style-name="T12"><text:line-break/></text:span><text:span text:style-name="T12"><text:line-break/></text:span><text:span text:style-name="T12">z=7;</text:span><text:span text:style-name="T12"><text:line-break/></text:span><text:span text:style-name="T12">z_p = &amp;z;</text:span><text:span text:style-name="T12"><text:line-break/></text:span><text:span text:style-name="T12">*z_p = 9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15"><text:span text:style-name="T12">void f(int* i);</text:span><text:span text:style-name="T12"><text:line-break/></text:span><text:span text:style-name="T12"><text:line-break/></text:span><text:span text:style-name="T12">int z;</text:span><text:span text:style-name="T12"><text:line-break/></text:span><text:span text:style-name="T12">f(&amp;z)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Achtung:</text:span><text:span text:style-name="T4"><text:line-break/></text:span><text:span text:style-name="T4"><text:line-break/></text:span><text:span text:style-name="T10">int z1, z2, z3;</text:span><text:span text:style-name="T10"><text:line-break/></text:span><text:span text:style-name="T10">z3 = z1 &amp; z2;</text:span><text:span text:style-name="T10"><text:tab/></text:span><text:span text:style-name="T10"><text:tab/></text:span><text:span text:style-name="T10">/* bitweise und-Verknüpfung */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3.761cm" svg:height="1.592cm" svg:x="11.249cm" svg:y="0.472cm" draw:corner-radius="0.004cm">
            <text:p/>
          </draw:rect>
          <draw:g>
            <draw:rect draw:style-name="gr3" draw:text-style-name="P4" draw:layer="layout" svg:width="3.77cm" svg:height="1.592cm" svg:x="11.245cm" svg:y="0.472cm" draw:corner-radius="0.004cm">
              <text:p/>
            </draw:rect>
            <draw:rect draw:style-name="gr4" draw:text-style-name="P6" draw:layer="layout" svg:width="3.768cm" svg:height="1.59cm" svg:x="11.246cm" svg:y="0.473cm">
              <text:p text:style-name="P5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3" draw:layer="layout" svg:width="20.478cm" svg:height="15.946cm" svg:x="4.022cm" svg:y="3.175cm">
          <draw:text-box>
            <text:list text:style-name="L1">
              <text:list-item>
                <text:p text:style-name="P19"><text:span text:style-name="T12">char c[20];</text:span><text:span text:style-name="T12"><text:line-break/></text:span><text:span text:style-name="T12"><text:line-break/></text:span><text:span text:style-name="T4">oft als String verwendet. Dann mit '\0' abgeschlossen:</text:span><text:span text:style-name="T12"><text:line-break/></text:span><text:span text:style-name="T12"><text:line-break/></text:span><text:span text:style-name="T12">char ca[2] = "a";</text:span><text:span text:style-name="T12"><text:line-break/></text:span><text:span text:style-name="T12">char cb[2];</text:span><text:span text:style-name="T12"><text:line-break/></text:span><text:span text:style-name="T12"><text:line-break/></text:span><text:span text:style-name="T12">cb[0] = 'b';</text:span><text:span text:style-name="T12"><text:line-break/></text:span><text:span text:style-name="T12">cb[1] = '\0';</text:span><text:span text:style-name="T12"><text:line-break/></text:span><text:span text:style-name="T12"/></text:p>
              </text:list-item>
              <text:list-item>
                <text:p text:style-name="P19"><text:span text:style-name="T4">beachte verschiedene Anführungszeichen.</text:span></text:p>
                <text:p text:style-name="P19"><text:span text:style-name="T4"/></text:p>
              </text:list-item>
              <text:list-item>
                <text:p><text:span text:style-name="T19">optional für diejenigen, welche C tiefer lernen möchten: die folgenden beiden “</text:span><text:span text:style-name="T20">printf</text:span><text:span text:style-name="T19">”'s sind identisch:</text:span><text:span text:style-name="T19"><text:line-break/></text:span><text:span text:style-name="T19"><text:line-break/></text:span><text:span text:style-name="T20">char z[10];</text:span><text:span text:style-name="T20"><text:line-break/></text:span><text:span text:style-name="T20"><text:line-break/></text:span><text:span text:style-name="T20">print (“ <text:s/>z: %p”, <text:s text:c="3"/>z);</text:span><text:span text:style-name="T20"><text:line-break/></text:span><text:span text:style-name="T21">print (“&amp;z: %p”, &amp;z);</text:span><text:span text:style-name="T22"><text:line-break/></text:span><text:span text:style-name="T22"><text:line-break/></text:span><text:span text:style-name="T22">D.h. also, dass die alleinstehende </text:span><text:span text:style-name="T23">Array</text:span><text:span text:style-name="T22"> Variable '</text:span><text:span text:style-name="T21">z</text:span><text:span text:style-name="T22">' die </text:span><text:span text:style-name="T24">Adresse</text:span><text:span text:style-name="T22"> bezeichnet, wo das Array abgespeichert ist.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3.761cm" svg:height="1.592cm" svg:x="11.249cm" svg:y="0.472cm" draw:corner-radius="0.004cm">
            <text:p/>
          </draw:rect>
          <draw:g>
            <draw:rect draw:style-name="gr3" draw:text-style-name="P4" draw:layer="layout" svg:width="3.77cm" svg:height="1.592cm" svg:x="11.245cm" svg:y="0.472cm" draw:corner-radius="0.004cm">
              <text:p/>
            </draw:rect>
            <draw:rect draw:style-name="gr4" draw:text-style-name="P6" draw:layer="layout" svg:width="3.768cm" svg:height="1.59cm" svg:x="11.246cm" svg:y="0.473cm">
              <text:p text:style-name="P5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3" draw:layer="layout" svg:width="20.478cm" svg:height="15.946cm" svg:x="4.022cm" svg:y="3.175cm">
          <draw:text-box>
            <text:list text:style-name="L1">
              <text:list-item>
                <text:p text:style-name="P8"><text:span text:style-name="T4">Jedoch:</text:span><text:span text:style-name="T4"><text:line-break/></text:span><text:span text:style-name="T4"><text:line-break/></text:span><text:span text:style-name="T12">$ cat -n kak.c</text:span><text:span text:style-name="T12"><text:line-break/></text:span><text:span text:style-name="T12"> <text:s text:c="4"/>1 <text:s/>void f(char a[]);</text:span><text:span text:style-name="T12"><text:line-break/></text:span><text:span text:style-name="T12"> <text:s text:c="4"/>2 <text:s/>void g(char a[20]);</text:span><text:span text:style-name="T12"><text:line-break/></text:span><text:span text:style-name="T12"> <text:s text:c="4"/>3</text:span><text:span text:style-name="T12"><text:line-break/></text:span><text:span text:style-name="T12"> <text:s text:c="4"/>4 <text:s/>main() {</text:span><text:span text:style-name="T12"><text:line-break/></text:span><text:span text:style-name="T12"> <text:s text:c="4"/>5 <text:s text:c="3"/>char a[];</text:span><text:span text:style-name="T12"><text:line-break/></text:span><text:span text:style-name="T12"> <text:s text:c="4"/>6 <text:s/>}</text:span><text:span text:style-name="T12"><text:line-break/></text:span><text:span text:style-name="T12"><text:line-break/></text:span><text:span text:style-name="T10">$ gcc kak.c</text:span><text:span text:style-name="T10"><text:line-break/></text:span><text:span text:style-name="T10">kak.c: In function `main':</text:span><text:span text:style-name="T10"><text:line-break/></text:span><text:span text:style-name="T10">kak.c:5: array size missing in `a'</text:span><text:span text:style-name="T10"><text:line-break/></text:span><text:span text:style-name="T10"/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5.701cm" svg:height="1.592cm" svg:x="10.279cm" svg:y="0.472cm" draw:corner-radius="0.004cm">
            <text:p/>
          </draw:rect>
          <draw:g>
            <draw:rect draw:style-name="gr3" draw:text-style-name="P4" draw:layer="layout" svg:width="5.715cm" svg:height="1.592cm" svg:x="10.27cm" svg:y="0.472cm" draw:corner-radius="0.004cm">
              <text:p/>
            </draw:rect>
            <draw:rect draw:style-name="gr4" draw:text-style-name="P6" draw:layer="layout" svg:width="5.713cm" svg:height="1.59cm" svg:x="10.271cm" svg:y="0.473cm">
              <text:p text:style-name="P5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3" draw:layer="layout" svg:width="20.478cm" svg:height="16.876cm" svg:x="4.022cm" svg:y="3.175cm">
          <draw:text-box>
            <text:p text:style-name="P20"><text:span text:style-name="T12">struct my_struct {</text:span><text:span text:style-name="T12"><text:line-break/></text:span><text:span text:style-name="T12"> <text:s/>int <text:s/>a;</text:span><text:span text:style-name="T12"><text:line-break/></text:span><text:span text:style-name="T12"> <text:s/>char b;</text:span><text:span text:style-name="T12"><text:line-break/></text:span><text:span text:style-name="T12"> <text:s text:c="15"/>} s1;</text:span><text:span text:style-name="T12"><text:line-break/></text:span><text:span text:style-name="T12"><text:line-break/></text:span><text:span text:style-name="T12">struct my_struct <text:s/>s2;</text:span><text:span text:style-name="T12"><text:line-break/></text:span><text:span text:style-name="T12"><text:line-break/></text:span><text:span text:style-name="T12">struct my_struct* s2_p;</text:span><text:span text:style-name="T12"><text:line-break/></text:span><text:span text:style-name="T12"><text:line-break/></text:span><text:span text:style-name="T12">main() {</text:span><text:span text:style-name="T12"><text:line-break/></text:span><text:span text:style-name="T12"> <text:s/>s1.a = 2;</text:span><text:span text:style-name="T12"><text:line-break/></text:span><text:span text:style-name="T12"> <text:s/>s2.b = 'z';</text:span><text:span text:style-name="T12"><text:line-break/></text:span><text:span text:style-name="T12"><text:line-break/></text:span><text:span text:style-name="T12"> <text:s/>s2_p = &amp;s2;</text:span><text:span text:style-name="T12"><text:line-break/></text:span><text:span text:style-name="T12"> <text:s/>(*s2_p).a = 3;</text:span><text:span text:style-name="T12"><text:line-break/></text:span><text:span text:style-name="T12"> <text:s/></text:span><text:span text:style-name="T25">s2_p-&gt;a</text:span><text:span text:style-name="T12"> <text:s text:c="2"/>= 3;</text:span><text:span text:style-name="T12"><text:tab/></text:span><text:span text:style-name="T12"><text:tab/></text:span><text:span text:style-name="T12">/* gleich wie eben, aber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leichter zu lesen <text:s text:c="5"/>*/</text:span><text:span text:style-name="T12"><text:line-break/></text:span><text:span text:style-name="T10">}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573cm" svg:height="1.592cm" svg:x="10.848cm" svg:y="0.472cm" draw:corner-radius="0.004cm">
            <text:p/>
          </draw:rect>
          <draw:g>
            <draw:rect draw:style-name="gr3" draw:text-style-name="P4" draw:layer="layout" svg:width="4.586cm" svg:height="1.592cm" svg:x="10.844cm" svg:y="0.472cm" draw:corner-radius="0.004cm">
              <text:p/>
            </draw:rect>
            <draw:rect draw:style-name="gr4" draw:text-style-name="P6" draw:layer="layout" svg:width="4.584cm" svg:height="1.59cm" svg:x="10.845cm" svg:y="0.473cm">
              <text:p text:style-name="P5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6" draw:text-style-name="P3" draw:layer="layout" svg:width="20.478cm" svg:height="9.305cm" svg:x="4.022cm" svg:y="3.175cm">
          <draw:text-box>
            <text:list text:style-name="L1">
              <text:list-item>
                <text:p text:style-name="P8"><text:span text:style-name="T4">Alias, "neuen `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12"><text:line-break/></text:span><text:span text:style-name="T12"><text:line-break/></text:span><text:span text:style-name="T12">typedef struct my_struct* my_struct_p;</text:span><text:span text:style-name="T12"><text:line-break/></text:span><text:span text:style-name="T12"><text:line-break/></text:span><text:span text:style-name="T12">my_struct_p m_p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42cm" svg:height="1.592cm" svg:x="8.714cm" svg:y="0.472cm" draw:corner-radius="0.004cm">
            <text:p/>
          </draw:rect>
          <draw:g>
            <draw:rect draw:style-name="gr3" draw:text-style-name="P4" draw:layer="layout" svg:width="8.859cm" svg:height="1.592cm" svg:x="8.705cm" svg:y="0.472cm" draw:corner-radius="0.004cm">
              <text:p/>
            </draw:rect>
            <draw:rect draw:style-name="gr4" draw:text-style-name="P6" draw:layer="layout" svg:width="8.857cm" svg:height="1.59cm" svg:x="8.706cm" svg:y="0.473cm">
              <text:p text:style-name="P5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7" draw:text-style-name="P3" draw:layer="layout" svg:width="20.478cm" svg:height="10.663cm" svg:x="4.022cm" svg:y="3.175cm">
          <draw:text-box>
            <text:p text:style-name="P19"><text:span text:style-name="T12">void f(int a) {</text:span><text:span text:style-name="T12"><text:line-break/></text:span><text:span text:style-name="T12"> <text:s/>printf("the number is %d\n", a);</text:span><text:span text:style-name="T12"><text:line-break/></text:span><text:span text:style-name="T12">}</text:span><text:span text:style-name="T12"><text:line-break/></text:span><text:span text:style-name="T12"><text:line-break/></text:span><text:span text:style-name="T12">void exec(void function(int a), int argument) {</text:span><text:span text:style-name="T12"><text:line-break/></text:span><text:span text:style-name="T12"> <text:s/>function(argument);</text:span><text:span text:style-name="T12"><text:line-break/></text:span><text:span text:style-name="T12">}</text:span><text:span text:style-name="T12"><text:line-break/></text:span><text:span text:style-name="T12"><text:line-break/></text:span><text:span text:style-name="T12">main() {</text:span><text:span text:style-name="T12"><text:line-break/></text:span><text:span text:style-name="T12"> <text:s/>exec(f, 3);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03cm" svg:height="1.592cm" svg:x="9.119cm" svg:y="0.472cm" draw:corner-radius="0.004cm">
            <text:p/>
          </draw:rect>
          <draw:g>
            <draw:rect draw:style-name="gr3" draw:text-style-name="P4" draw:layer="layout" svg:width="8.043cm" svg:height="1.592cm" svg:x="9.115cm" svg:y="0.472cm" draw:corner-radius="0.004cm">
              <text:p/>
            </draw:rect>
            <draw:rect draw:style-name="gr4" draw:text-style-name="P6" draw:layer="layout" svg:width="8.041cm" svg:height="1.59cm" svg:x="9.116cm" svg:y="0.473cm">
              <text:p text:style-name="P5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6" draw:text-style-name="P3" draw:layer="layout" svg:width="20.478cm" svg:height="9.305cm" svg:x="4.022cm" svg:y="3.175cm">
          <draw:text-box>
            <text:list text:style-name="L1">
              <text:list-item>
                <text:p text:style-name="P8"><text:span text:style-name="T4">möglich!</text:span></text:p>
              </text:list-item>
              <text:list-item>
                <text:p text:style-name="P9"><text:span text:style-name="T4">Pointer auf Pointer</text:span></text:p>
              </text:list-item>
              <text:list-item>
                <text:p text:style-name="P9"><text:span text:style-name="T4">Pointer auf Struktur</text:span></text:p>
              </text:list-item>
              <text:list-item>
                <text:p text:style-name="P9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layer="layout" svg:width="20.478cm" svg:height="11.915cm" svg:x="4.022cm" svg:y="3.175cm">
          <draw:text-box>
            <text:p text:style-name="P21"><text:span text:style-name="T12">int b;</text:span></text:p>
            <text:p text:style-name="P22"><text:span text:style-name="T12">int* b_p;</text:span></text:p>
            <text:p text:style-name="P22"><text:span text:style-name="T10"/></text:p>
            <text:p text:style-name="P22"><text:span text:style-name="T12">b_p = &amp;b;</text:span></text:p>
            <text:p text:style-name="P15"><text:span text:style-name="T10"/></text:p>
            <text:p text:style-name="P9"><text:span text:style-name="T4">Wert übergeben:</text:span></text:p>
            <text:p text:style-name="P15"><text:span text:style-name="T10"/></text:p>
            <text:p text:style-name="P22"><text:span text:style-name="T12">void f(int x);</text:span></text:p>
            <text:p text:style-name="P22"><text:span text:style-name="T12">f(b);</text:span></text:p>
            <text:p text:style-name="P15"><text:span text:style-name="T12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23" draw:layer="layout" svg:width="10.491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8" draw:text-style-name="P25" draw:layer="layout" svg:width="20.944cm" svg:height="17.042cm" svg:x="4.022cm" svg:y="3.175cm">
          <draw:text-box>
            <text:p text:style-name="P24"><text:span text:style-name="T26">int b;</text:span></text:p>
            <text:p text:style-name="P24"><text:span text:style-name="T26">int* b_p;</text:span></text:p>
            <text:p text:style-name="P24"><text:span text:style-name="T26"/></text:p>
            <text:p text:style-name="P24"><text:span text:style-name="T26">b_p = &amp;b;</text:span></text:p>
            <text:p text:style-name="P24"><text:span text:style-name="T26"/></text:p>
            <text:p text:style-name="P24"><text:span text:style-name="T26">void f_(int* x) { *x = 7; }</text:span></text:p>
            <text:p text:style-name="P15"><text:span text:style-name="T26"/></text:p>
            <text:p text:style-name="P24"><text:span text:style-name="T26">f_(b_p);</text:span></text:p>
            <text:p text:style-name="P24"><text:span text:style-name="T27"/></text:p>
            <text:p text:style-name="P24"><text:span text:style-name="T26">struct s {</text:span></text:p>
            <text:p text:style-name="P24"><text:span text:style-name="T26"><text:s text:c="2"/></text:span><text:span text:style-name="T26">...</text:span></text:p>
            <text:p text:style-name="P24"><text:span text:style-name="T26">} s_i;</text:span></text:p>
            <text:p text:style-name="P24"><text:span text:style-name="T27"/></text:p>
            <text:p text:style-name="P24"><text:span text:style-name="T26">void g(struct s ss); <text:s text:c="2"/>/* hier wird die ganze <text:s/>*/</text:span></text:p>
            <text:p text:style-name="P24"><text:span text:style-name="T26">g(s_i); <text:s text:c="15"/>/* Struktur als Wert <text:s text:c="3"/>*/</text:span></text:p>
            <text:p text:style-name="P24"><text:span text:style-name="T26"><text:s text:c="23"/></text:span><text:span text:style-name="T26">/* übergeben <text:s text:c="11"/>*/</text:span></text:p>
            <text:p text:style-name="P24"><text:span text:style-name="T27"/></text:p>
            <text:p text:style-name="P24"><text:span text:style-name="T26">void g_(struct s* sp); /* hier wird jedoch <text:s text:c="4"/>*/</text:span></text:p>
            <text:p text:style-name="P24"><text:span text:style-name="T26">g(&amp;s_i); <text:s text:c="14"/>/* nur ein Pointer <text:s text:c="5"/>*/</text:span></text:p>
            <text:p text:style-name="P24"><text:span text:style-name="T26"><text:s text:c="23"/></text:span><text:span text:style-name="T26">/* übergeben <text:s text:c="11"/>*/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draw:frame draw:style-name="gr19" draw:text-style-name="P26" draw:layer="layout" svg:width="9.568cm" svg:height="3.499cm" svg:x="13.95cm" svg:y="2.845cm">
          <draw:text-box>
            <text:p text:style-name="P15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</draw:text-box>
        </draw:frame>
        <presentation:notes draw:style-name="dp2">
          <draw:page-thumbnail draw:layer="layout" svg:width="0.004cm" svg:height="0.004cm" svg:x="0cm" svg:y="0.9cm" draw:page-number="16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0" draw:text-style-name="P3" draw:layer="layout" svg:width="20.478cm" svg:height="15.132cm" svg:x="4.022cm" svg:y="3.175cm">
          <draw:text-box>
            <text:p text:style-name="P8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5"><text:span text:style-name="T10"/></text:p>
            <text:p text:style-name="P24"><text:span text:style-name="T12">int* b_p;</text:span></text:p>
            <text:p text:style-name="P24"><text:span text:style-name="T10"/></text:p>
            <text:p text:style-name="P24"><text:span text:style-name="T12">void f(int** b_pp) {</text:span></text:p>
            <text:p text:style-name="P24"><text:span text:style-name="T12"><text:s text:c="2"/></text:span><text:span text:style-name="T12">int* i_p;</text:span></text:p>
            <text:p text:style-name="P24"><text:span text:style-name="T10"/></text:p>
            <text:p text:style-name="P24"><text:span text:style-name="T12"><text:s text:c="2"/></text:span><text:span text:style-name="T12">i_p = (int* )malloc(sizeof(int));</text:span></text:p>
            <text:p text:style-name="P24"><text:span text:style-name="T12"><text:s text:c="2"/></text:span><text:span text:style-name="T12">*i_p = 7;</text:span></text:p>
            <text:p text:style-name="P24"><text:span text:style-name="T10"/></text:p>
            <text:p text:style-name="P24"><text:span text:style-name="T12"><text:s text:c="2"/></text:span><text:span text:style-name="T12">*b_pp = i_p;</text:span></text:p>
            <text:p text:style-name="P24"><text:span text:style-name="T12">}</text:span></text:p>
            <text:p text:style-name="P24"><text:span text:style-name="T12"/></text:p>
            <text:p text:style-name="P24"><text:span text:style-name="T12">f(&amp;b_p);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1" draw:text-style-name="P3" draw:layer="layout" svg:width="20.478cm" svg:height="15.679cm" svg:x="4.022cm" svg:y="3.175cm">
          <draw:text-box>
            <text:p text:style-name="P8"><text:span text:style-name="T28">gcc</text:span></text:p>
            <text:p text:style-name="P8"><text:span text:style-name="T4"><text:s/></text:span><text:span text:style-name="T4">C Compiler</text:span></text:p>
            <text:p text:style-name="P8"><text:span text:style-name="T4"><text:s/></text:span><text:span text:style-name="T4">ruft automatisch Linker auf</text:span></text:p>
            <text:p text:style-name="P8"><text:span text:style-name="T4"/></text:p>
            <text:p text:style-name="P27"><text:span text:style-name="T12">$ ls</text:span></text:p>
            <text:p text:style-name="P27"><text:span text:style-name="T12">prog.c</text:span></text:p>
            <text:p text:style-name="P27"><text:span text:style-name="T12">$ gcc prog.c</text:span></text:p>
            <text:p text:style-name="P27"><text:span text:style-name="T12">$ ls</text:span></text:p>
            <text:p text:style-name="P27"><text:span text:style-name="T12">prog.c <text:s text:c="3"/>a.out</text:span></text:p>
            <text:p text:style-name="P27"><text:span text:style-name="T12">$ ./a.out</text:span></text:p>
            <text:p text:style-name="P27"><text:span text:style-name="T12">[compiliertes prog.c wird ausgeführt]</text:span></text:p>
            <text:p text:style-name="P15"><text:span text:style-name="T10"/></text:p>
            <text:p text:style-name="P8"><text:span text:style-name="T4">mehr Info:</text:span></text:p>
            <text:p text:style-name="P28"><text:span text:style-name="T12"/></text:p>
            <text:p text:style-name="P29"><text:span text:style-name="T12">$ man gcc</text:span></text:p>
            <text:p text:style-name="P29"><text:span text:style-name="T12">$ info gcc</text:span></text:p>
            <text:p text:style-name="P30"><text:span text:style-name="T12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2" draw:text-style-name="P3" draw:layer="layout" svg:width="20.478cm" svg:height="15.884cm" svg:x="4.022cm" svg:y="3.175cm">
          <draw:text-box>
            <text:p text:style-name="P8"><text:span text:style-name="T28">make</text:span></text:p>
            <text:p text:style-name="P8"><text:span text:style-name="T4"><text:s/></text:span><text:span text:style-name="T4">automatisches Erstellen von Programmen (und anderem)</text:span></text:p>
            <text:p text:style-name="P8"><text:span text:style-name="T4"><text:s/></text:span><text:span text:style-name="T4">verwendet die Datei Makefile</text:span></text:p>
            <text:p text:style-name="P8"><text:span text:style-name="T4"/></text:p>
            <text:p text:style-name="P27"><text:span text:style-name="T12">$ cat Makefile</text:span></text:p>
            <text:p text:style-name="P27"><text:span text:style-name="T12">prog: prog.c</text:span></text:p>
            <text:p text:style-name="P27"><text:span text:style-name="T12"><text:s text:c="3"/></text:span><text:span text:style-name="T12">gcc prog.c -o prog</text:span></text:p>
            <text:p text:style-name="P27"><text:span text:style-name="T12">$ make</text:span></text:p>
            <text:p text:style-name="P27"><text:span text:style-name="T12">[ Compilation beginnt, “</text:span><text:span text:style-name="T29">prog</text:span><text:span text:style-name="T12">” wird erstellt ]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2" draw:text-style-name="P3" draw:layer="layout" svg:width="20.478cm" svg:height="15.884cm" svg:x="4.022cm" svg:y="3.175cm">
          <draw:text-box>
            <text:p text:style-name="P31"><text:span text:style-name="T12">prog: prog.c</text:span></text:p>
            <text:p text:style-name="P27"><text:span text:style-name="T12"><text:s text:c="3"/></text:span><text:span text:style-name="T12">gcc prog.c -o prog</text:span></text:p>
            <text:p text:style-name="P15"><text:span text:style-name="T4"/></text:p>
            <text:list text:style-name="L1">
              <text:list-item>
                <text:p text:style-name="P32"><text:span text:style-name="T29">prog</text:span><text:span text:style-name="T4"> ist ein Ziel bzw. eine Datei</text:span></text:p>
              </text:list-item>
              <text:list-item>
                <text:p text:style-name="P32"><text:span text:style-name="T4">die Erstellung von </text:span><text:span text:style-name="T29">prog</text:span><text:span text:style-name="T4"> hängt vom Vorhandensein von </text:span><text:span text:style-name="T29">prog.c</text:span><text:span text:style-name="T4"> ab</text:span></text:p>
              </text:list-item>
              <text:list-item>
                <text:p text:style-name="P32"><text:span text:style-name="T4">das heisst auch, dass </text:span><text:span text:style-name="T29">prog</text:span><text:span text:style-name="T4"> neu erstellt werden muss, sobald sich </text:span><text:span text:style-name="T29">prog.c</text:span><text:span text:style-name="T4"> ändert</text:span></text:p>
              </text:list-item>
              <text:list-item>
                <text:p text:style-name="P32"><text:span text:style-name="T4">das Rezept, um </text:span><text:span text:style-name="T29">prog</text:span><text:span text:style-name="T4"> zu erstellen folgt in der nächsten Zeile und ist eine Shell Anweisung</text:span></text:p>
              </text:list-item>
              <text:list-item>
                <text:p text:style-name="P32"><text:span text:style-name="T4">die Rezept Zeile </text:span><text:span text:style-name="T30">muss</text:span><text:span text:style-name="T28"> </text:span><text:span text:style-name="T4">zwingend mit einem Tabulator anfangen</text:span></text:p>
              </text:list-item>
              <text:list-item>
                <text:p text:style-name="P32"><text:span text:style-name="T4">im obigen Rezept sieht man, dass der Compiler das Programm namens </text:span><text:span text:style-name="T29">prog</text:span><text:span text:style-name="T4"> erstellt - somit ist das Ziel erreicht.</text:span></text:p>
              </text:list-item>
            </text:list>
            <text:p text:style-name="P28"><text:span text:style-name="T4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9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4" svg:font-family="Helvetica" style:font-family-generic="swiss"/>
    <style:font-face style:name="Courier New2" svg:font-family="'Courier New'" style:font-pitch="fixed"/>
    <style:font-face style:name="Helvetica5" svg:font-family="Helvetica" style:font-pitch="fixed"/>
    <style:font-face style:name="Courier3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2" svg:font-family="Courier" style:font-family-generic="modern" style:font-pitch="variable"/>
    <style:font-face style:name="Courier New" svg:font-family="'Courier New'" style:font-family-generic="modern" style:font-pitch="variable"/>
    <style:font-face style:name="Helvetica2" svg:font-family="Helvetica" style:font-family-generic="moder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3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1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loext:graphic-properties draw:fill="solid" draw:fill-color="#b2b2b2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2" draw:layer="backgroundobjects" svg:width="19.04cm" svg:height="27.09cm" svg:x="0cm" svg:y="0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37cm" svg:height="27.085cm" svg:x="0cm" svg:y="0cm" draw:corner-radius="0.004cm">
          <text:p/>
        </draw:rect>
        <draw:rect draw:style-name="Mgr3" draw:text-style-name="MP2" draw:layer="backgroundobjects" svg:width="19.032cm" svg:height="27.08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4cm" svg:height="27.071cm" svg:x="0cm" svg:y="0cm" draw:corner-radius="0.004cm">
          <text:p/>
        </draw:rect>
        <draw:rect draw:style-name="Mgr3" draw:text-style-name="MP2" draw:layer="backgroundobjects" svg:width="19.019cm" svg:height="27.067cm" svg:x="0cm" svg:y="0cm" draw:corner-radius="0.004cm">
          <text:p/>
        </draw:rect>
        <draw:rect draw:style-name="Mgr3" draw:text-style-name="MP2" draw:layer="backgroundobjects" svg:width="19.015cm" svg:height="27.062cm" svg:x="0cm" svg:y="0cm" draw:corner-radius="0.004cm">
          <text:p/>
        </draw:rect>
        <draw:rect draw:style-name="Mgr3" draw:text-style-name="MP2" draw:layer="backgroundobjects" svg:width="19.01cm" svg:height="27.058cm" svg:x="0cm" svg:y="0cm" draw:corner-radius="0.004cm">
          <text:p/>
        </draw:rect>
        <draw:rect draw:style-name="Mgr3" draw:text-style-name="MP2" draw:layer="backgroundobjects" svg:width="19.006cm" svg:height="27.054cm" svg:x="0cm" svg:y="0cm" draw:corner-radius="0.004cm">
          <text:p/>
        </draw:rect>
        <draw:rect draw:style-name="Mgr3" draw:text-style-name="MP2" draw:layer="backgroundobjects" svg:width="19.001cm" svg:height="27.049cm" svg:x="0cm" svg:y="0cm" draw:corner-radius="0.004cm">
          <text:p/>
        </draw:rect>
        <draw:rect draw:style-name="Mgr3" draw:text-style-name="MP2" draw:layer="backgroundobjects" svg:width="18.997cm" svg:height="27.045cm" svg:x="0cm" svg:y="0cm" draw:corner-radius="0.004cm">
          <text:p/>
        </draw:rect>
        <draw:rect draw:style-name="Mgr3" draw:text-style-name="MP2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creation-date>2004-10-26T11:58:04</meta:creation-date>
    <dc:date>2019-03-30T07:26:39.072429048</dc:date>
    <meta:print-date>2004-10-26T11:58:04</meta:print-date>
    <dc:language>en-US</dc:language>
    <meta:editing-cycles>30</meta:editing-cycles>
    <meta:editing-duration>P10DT12H30M</meta:editing-duration>
    <dc:creator>Tomas Pospisek</dc:creator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